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_20_Text">
      <style:paragraph-properties fo:text-align="start" style:justify-single-word="false"/>
      <style:text-properties officeooo:paragraph-rsid="002379e6"/>
    </style:style>
    <style:style style:name="P6" style:family="paragraph" style:parent-style-name="Body">
      <style:text-properties officeooo:paragraph-rsid="003ee36a"/>
    </style:style>
    <style:style style:name="P7" style:family="paragraph" style:parent-style-name="Body_20_Text">
      <style:text-properties officeooo:paragraph-rsid="00404e26"/>
    </style:style>
    <style:style style:name="P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9" style:family="paragraph" style:parent-style-name="Body" style:list-style-name="WW8Num1"/>
    <style:style style:name="P10" style:family="paragraph" style:parent-style-name="Body" style:list-style-name="WW8Num1">
      <style:text-properties officeooo:paragraph-rsid="001c61e5"/>
    </style:style>
    <style:style style:name="P11" style:family="paragraph" style:parent-style-name="Body" style:list-style-name="WW8Num1">
      <style:text-properties officeooo:paragraph-rsid="001d4365"/>
    </style:style>
    <style:style style:name="P12" style:family="paragraph" style:parent-style-name="Body" style:list-style-name="WW8Num1">
      <style:text-properties style:text-underline-style="none"/>
    </style:style>
    <style:style style:name="P13" style:family="paragraph" style:parent-style-name="Body_20_Text" style:list-style-name="L1">
      <style:paragraph-properties fo:text-align="start" style:justify-single-word="false"/>
      <style:text-properties officeooo:rsid="0024cafd" officeooo:paragraph-rsid="002e1556"/>
    </style:style>
    <style:style style:name="P14" style:family="paragraph" style:parent-style-name="Body_20_Text" style:list-style-name="L1">
      <style:paragraph-properties fo:text-align="start" style:justify-single-word="false"/>
      <style:text-properties officeooo:rsid="0024cafd" officeooo:paragraph-rsid="0032f8e9"/>
    </style:style>
    <style:style style:name="P15" style:family="paragraph" style:parent-style-name="Body_20_Text" style:list-style-name="L1">
      <style:paragraph-properties fo:text-align="start" style:justify-single-word="false"/>
      <style:text-properties officeooo:rsid="0024cafd" officeooo:paragraph-rsid="0036a7fe"/>
    </style:style>
    <style:style style:name="P16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7" style:family="paragraph" style:parent-style-name="Body_20_Text" style:list-style-name="L2">
      <style:paragraph-properties fo:text-align="start" style:justify-single-word="false"/>
      <style:text-properties officeooo:paragraph-rsid="00413500"/>
    </style:style>
    <style:style style:name="P18" style:family="paragraph" style:parent-style-name="Body_20_Text" style:list-style-name="L2">
      <style:paragraph-properties fo:text-align="start" style:justify-single-word="false"/>
      <style:text-properties officeooo:paragraph-rsid="00404e26"/>
    </style:style>
    <style:style style:name="P19" style:family="paragraph" style:parent-style-name="Body_20_Text">
      <style:text-properties officeooo:paragraph-rsid="00423f34"/>
    </style:style>
    <style:style style:name="P20" style:family="paragraph" style:parent-style-name="Body_20_Text" style:list-style-name="L3">
      <style:text-properties officeooo:paragraph-rsid="00423f34"/>
    </style:style>
    <style:style style:name="P21" style:family="paragraph" style:parent-style-name="Heading_20_2">
      <style:text-properties officeooo:paragraph-rsid="0024cafd"/>
    </style:style>
    <style:style style:name="P22" style:family="paragraph" style:parent-style-name="Heading_20_2">
      <style:text-properties officeooo:paragraph-rsid="00423f34"/>
    </style:style>
    <style:style style:name="P23" style:family="paragraph" style:parent-style-name="Heading_20_3">
      <style:text-properties officeooo:paragraph-rsid="002379e6"/>
    </style:style>
    <style:style style:name="P24" style:family="paragraph" style:parent-style-name="Heading_20_3">
      <style:text-properties officeooo:paragraph-rsid="00404e26"/>
    </style:style>
    <style:style style:name="P25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officeooo:rsid="003ee36a"/>
    </style:style>
    <style:style style:name="T4" style:family="text">
      <style:text-properties style:font-name="Times New Roman" fo:language="nl" fo:country="NL" style:font-name-complex="Times New Roman"/>
    </style:style>
    <style:style style:name="T5" style:family="text">
      <style:text-properties style:font-name="Times New Roman" fo:language="en" fo:country="US" style:font-name-complex="Times New Roman" style:text-emphasize="none"/>
    </style:style>
    <style:style style:name="T6" style:family="text">
      <style:text-properties style:font-name="Times New Roman" fo:language="en" fo:country="US" officeooo:rsid="002202b4" style:font-name-complex="Times New Roman" style:text-emphasize="none"/>
    </style:style>
    <style:style style:name="T7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style:rfc-language-tag="es-ES-u-co-trad" fo:language="es" fo:country="ES" officeooo:rsid="003d9811"/>
    </style:style>
    <style:style style:name="T12" style:family="text">
      <style:text-properties fo:language="it" fo:country="IT"/>
    </style:style>
    <style:style style:name="T13" style:family="text">
      <style:text-properties fo:language="it" fo:country="IT" officeooo:rsid="00270ea9"/>
    </style:style>
    <style:style style:name="T14" style:family="text">
      <style:text-properties fo:language="it" fo:country="IT" officeooo:rsid="003ee36a"/>
    </style:style>
    <style:style style:name="T15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7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8" style:family="text">
      <style:text-properties fo:font-variant="normal" fo:text-transform="none" fo:color="#000000" loext:opacity="100%" style:font-name="Times New Roman1" fo:letter-spacing="normal" fo:language="en" fo:country="US" officeooo:rsid="00423f34" style:font-name-asian="Times New Roman1" style:font-name-complex="Times New Roman1"/>
    </style:style>
    <style:style style:name="T19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5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6" style:family="text">
      <style:text-properties fo:font-variant="normal" fo:text-transform="none" fo:color="#000000" loext:opacity="100%" fo:letter-spacing="normal"/>
    </style:style>
    <style:style style:name="T27" style:family="text">
      <style:text-properties fo:font-variant="normal" fo:text-transform="none" fo:color="#000000" loext:opacity="100%" fo:letter-spacing="normal" fo:language="en" fo:country="US"/>
    </style:style>
    <style:style style:name="T28" style:family="text">
      <style:text-properties fo:font-variant="normal" fo:text-transform="none" fo:color="#000000" loext:opacity="100%" fo:letter-spacing="normal" fo:language="it" fo:country="IT"/>
    </style:style>
    <style:style style:name="T29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8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9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0" style:family="text">
      <style:text-properties fo:language="pt" fo:country="PT"/>
    </style:style>
    <style:style style:name="T41" style:family="text">
      <style:text-properties fo:language="fr" fo:country="FR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1d4365"/>
    </style:style>
    <style:style style:name="T44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5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6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7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8" style:family="text">
      <style:text-properties officeooo:rsid="0032f8e9"/>
    </style:style>
    <style:style style:name="T49" style:family="text">
      <style:text-properties fo:color="#342a06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50" style:family="text">
      <style:text-properties fo:color="#342a06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51" style:family="text">
      <style:text-properties fo:color="#342a06" loext:opacity="100%" style:font-name="Courier New" fo:font-size="10pt" officeooo:rsid="0033e45f" style:font-size-asian="10pt" style:font-size-complex="10pt"/>
    </style:style>
    <style:style style:name="T52" style:family="text">
      <style:text-properties officeooo:rsid="003a15ce"/>
    </style:style>
    <style:style style:name="T53" style:family="text">
      <style:text-properties officeooo:rsid="00404e2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Chadwick Boggs →</text:span><text:span text:style-name="T6"> </text:span><text:span text:style-name="T7">Tiffany Timbric</text:span></text:p>
      <text:p text:style-name="P4"><text:span text:style-name="T5">Software </text:span><text:span text:style-name="T6">Programmer/</text:span><text:span text:style-name="T5">Developer/</text:span><text:span text:style-name="T6">Achitect</text:span><text:span text:style-name="T5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6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4"> </text:span></text:span><text:span text:style-name="Hyperlink.0"><text:span text:style-name="T47">→</text:span></text:span><text:span text:style-name="Hyperlink.0"><text:span text:style-name="T45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5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5"/></text:span></text:p>
      <text:h text:style-name="Heading_20_2" text:outline-level="2"><text:span text:style-name="None"><text:span text:style-name="T4">Overview</text:span></text:span></text:h>
      <text:p text:style-name="P6"><text:span text:style-name="None"><text:span text:style-name="T10">I write code, enterprise backend, usually web services, </text:span></text:span><text:span text:style-name="None"><text:span text:style-name="T11">mostly </text:span></text:span><text:span text:style-name="None"><text:span text:style-name="T9">Java</text:span></text:span><text:span text:style-name="None"><text:span text:style-name="T1">/Kotlin/Scala, micro-services, </text:span></text:span><text:span text:style-name="None"><text:span text:style-name="T3">JEE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 / Kubernet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9">, </text:span></text:span><text:span text:style-name="None"><text:span text:style-name="T10">relational database SQL</text:span></text:span><text:span text:style-name="None"><text:span text:style-name="T1">, NoSQL, </text:span></text:span><text:span text:style-name="None"><text:span text:style-name="T12">Cassandra, </text:span></text:span><text:span text:style-name="None"><text:span text:style-name="T14">messaging / </text:span></text:span><text:span text:style-name="None"><text:span text:style-name="T13">JMS</text:span></text:span><text:span text:style-name="None"><text:span text:style-name="T12">, Hadoop, </text:span></text:span><text:span text:style-name="None"><text:span text:style-name="T13">Google </text:span></text:span><text:span text:style-name="None"><text:span text:style-name="T14">Protocol</text:span></text:span><text:span text:style-name="None"><text:span text:style-name="T12"> </text:span></text:span><text:span text:style-name="None"><text:span text:style-name="T14">Buffers</text:span></text:span><text:span text:style-name="None"><text:span text:style-name="T12">, OSGi, </text:span></text:span><text:span text:style-name="None"><text:span text:style-name="T1">Cucumber / </text:span></text:span><text:span text:style-name="None"><text:span text:style-name="T3">Gerkin</text:span></text:span><text:span text:style-name="None"><text:span text:style-name="T1">, </text:span></text:span><text:span text:style-name="None"><text:span text:style-name="T8">Wiremock</text:span></text:span><text:span text:style-name="None"><text:span text:style-name="T9">,</text:span></text:span><text:span text:style-name="None"><text:span text:style-name="T1"> </text:span></text:span><text:span text:style-name="None"><text:span text:style-name="T3">Mockito</text:span></text:span><text:span text:style-name="None"><text:span text:style-name="T1">, </text:span></text:span><text:span text:style-name="None"><text:span text:style-name="T3">JUnit</text:span></text:span><text:span text:style-name="None"><text:span text:style-name="T1">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</text:span></text:span><text:span text:style-name="None"><text:span text:style-name="T3">like</text:span></text:span><text:span text:style-name="None"><text:span text:style-name="T2"> </text:span></text:span><text:span text:style-name="None"><text:span text:style-name="T1">Puppet, Zookeeper, Jetty, Tomcat, J-Boss, </text:span></text:span><text:span text:style-name="None"><text:span text:style-name="T2">etc.</text:span></text:span></text:p>
      <text:p text:style-name="P6"><text:span text:style-name="None"><text:span text:style-name="T2"/></text:span></text:p>
      <text:p text:style-name="P6"><text:span text:style-name="None"><text:span text:style-name="T3">I’ve </text:span></text:span><text:span text:style-name="None"><text:span text:style-name="T2">having been coding commercial software since ~1990.</text:span></text:span></text:p>
      <text:p text:style-name="Body"><text:span text:style-name="None"/></text:p>
      <text:p text:style-name="P6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</text:span></text:span><text:span text:style-name="None"><text:span text:style-name="T3">Sun </text:span></text:span><text:span text:style-name="None"><text:span text:style-name="T1">Java Center </text:span></text:span><text:span text:style-name="None"><text:span text:style-name="T2">consult</text:span></text:span><text:span text:style-name="None"><text:span text:style-name="T3">ing group </text:span></text:span><text:span text:style-name="None"><text:span text:style-name="T2">to </text:span></text:span><text:span text:style-name="None"><text:span text:style-name="T3">help </text:span></text:span><text:span text:style-name="None"><text:span text:style-name="T2">their customer, mostly Wall Street, </text:span></text:span><text:span text:style-name="None"><text:span text:style-name="T3">but also </text:span></text:span><text:span text:style-name="None"><text:span text:style-name="T2">silicon valley. <text:s/>We </text:span></text:span><text:span text:style-name="None"><text:span text:style-name="T3">instructed on system </text:span></text:span><text:span text:style-name="None"><text:span text:style-name="T1">architecture, </text:span></text:span><text:span text:style-name="None"><text:span text:style-name="T3">software architecture, software development </text:span></text:span><text:span text:style-name="None"><text:span text:style-name="T1">methodology, </text:span></text:span><text:span text:style-name="None"><text:span text:style-name="T3">a</text:span></text:span><text:span text:style-name="None"><text:span text:style-name="T14">nd coded</text:span></text:span><text:span text:style-name="None"><text:span text:style-name="T12">. </text:span></text:span><text:span text:style-name="None"><text:span text:style-name="T1"><text:s/>Later I worked at </text:span></text:span><text:span text:style-name="None"><text:span text:style-name="T3">PayPal, Tendril,</text:span></text:span><text:span text:style-name="None"><text:span text:style-name="T1"> JDA Software Group, </text:span></text:span><text:span text:style-name="None"><text:span text:style-name="T3">and others</text:span></text:span><text:span text:style-name="None"><text:span text:style-name="T1"> as a </text:span></text:span><text:span text:style-name="None"><text:span text:style-name="T2">lead </text:span></text:span><text:span text:style-name="None"><text:span text:style-name="T3">developer.</text:span></text:span></text:p>
      <text:p text:style-name="Body_20_Text"><text:span text:style-name="None"/></text:p>
      <text:h text:style-name="P21" text:outline-level="2"><text:span text:style-name="None"><text:span text:style-name="T17">Personal Coding Examples</text:span></text:span></text:h>
      <text:list xml:id="list394815122" text:style-name="L1">
        <text:list-item>
          <text:p text:style-name="P13">Finite State Machine Library</text:p>
          <text:list>
            <text:list-item>
              <text:p text:style-name="P13"><text:a xlink:type="simple" xlink:href="https://github.com/chadwickboggs/fsm" text:style-name="Internet_20_link" text:visited-style-name="Visited_20_Internet_20_Link"><text:span text:style-name="T49">https://github.com/chadwickboggs/fsm</text:span></text:a></text:p>
            </text:list-item>
          </text:list>
        </text:list-item>
        <text:list-item>
          <text:p text:style-name="P13">Crypto – <text:span text:style-name="T53">a </text:span>command-line tool supporting cryptosystem plugins</text:p>
          <text:list>
            <text:list-item>
              <text:list>
                <text:list-item>
                  <text:p text:style-name="P14"><text:a xlink:type="simple" xlink:href="https://github.com/chadwickboggs/crypto" text:style-name="Internet_20_link" text:visited-style-name="Visited_20_Internet_20_Link"><text:span text:style-name="T50">https://github.com/chadwickboggs/crypto</text:span></text:a></text:p>
                </text:list-item>
              </text:list>
            </text:list-item>
            <text:list-item>
              <text:p text:style-name="P15">NtruCryptosystem, <text:span text:style-name="T48">a</text:span> Cr<text:span text:style-name="T48">y</text:span>pto plugin supporting NTRU <text:span text:style-name="T52">(two key) </text:span>cryptography</text:p>
              <text:list>
                <text:list-item>
                  <text:p text:style-name="P15"><text:a xlink:type="simple" xlink:href="https://tbuktu.github.io/ntru" text:style-name="Internet_20_link" text:visited-style-name="Visited_20_Internet_20_Link"><text:span text:style-name="T51">https://tbuktu.github.io/ntru</text:span></text:a></text:p>
                </text:list-item>
              </text:list>
            </text:list-item>
            <text:list-item>
              <text:p text:style-name="P15">XorCryptosystem, <text:span text:style-name="T48">a</text:span> Crypto plugin supporting XOR <text:span text:style-name="T52">(</text:span>single key<text:span text:style-name="T52">)</text:span> cryptography</text:p>
              <text:list>
                <text:list-item>
                  <text:p text:style-name="P15"><text:a xlink:type="simple" xlink:href="https://en.wikipedia.org/wiki/XOR_cipher" text:style-name="Internet_20_link" text:visited-style-name="Visited_20_Internet_20_Link"><text:span text:style-name="T51">https://en.wikipedia.org/wiki/XOR_cipher</text:span></text:a><text:line-break/></text:p>
                </text:list-item>
              </text:list>
            </text:list-item>
          </text:list>
        </text:list-item>
      </text:list>
      <text:h text:style-name="P22" text:outline-level="2"><text:span text:style-name="None"><text:span text:style-name="T18">Required Development Environment Tools</text:span></text:span></text:h>
      <text:list xml:id="list2800513413" text:style-name="L3">
        <text:list-item>
          <text:p text:style-name="P20"><text:span text:style-name="None"><text:span text:style-name="T18">MacBook Pro Laptop (Computer)</text:span></text:span></text:p>
        </text:list-item>
        <text:list-item>
          <text:p text:style-name="P20"><text:span text:style-name="None"><text:span text:style-name="T18">JetBrains IntelliJ IDEA (IDE)</text:span></text:span></text:p>
        </text:list-item>
      </text:list>
      <text:p text:style-name="P19"><text:span text:style-name="None"><text:span text:style-name="T18"/></text:span></text:p>
      <text:h text:style-name="P22" text:outline-level="2"><text:span text:style-name="None"><text:span text:style-name="T16">Employment History</text:span></text:span></text:h>
      <text:h text:style-name="P23" text:outline-level="3"><text:span text:style-name="None"><text:span text:style-name="T32">6/</text:span></text:span><text:span text:style-name="None"><text:span text:style-name="T31">202</text:span></text:span><text:span text:style-name="None"><text:span text:style-name="T32">2</text:span></text:span><text:span text:style-name="None"><text:span text:style-name="T31"> – </text:span></text:span><text:span text:style-name="None"><text:span text:style-name="T32">1</text:span></text:span><text:span text:style-name="None"><text:span text:style-name="T31">/202</text:span></text:span><text:span text:style-name="None"><text:span text:style-name="T32">3</text:span></text:span><text:span text:style-name="None"><text:span text:style-name="T31"> </text:span></text:span><text:span text:style-name="None"><text:span text:style-name="T32">Senior </text:span></text:span><text:span text:style-name="None"><text:span text:style-name="T31">Software </text:span></text:span><text:span text:style-name="None"><text:span text:style-name="T32">Engineer</text:span></text:span><text:span text:style-name="None"><text:span text:style-name="T31">, </text:span></text:span><text:span text:style-name="None"><text:span text:style-name="T32">Global Healthcare Exchange (GHX)</text:span></text:span></text:h>
      <text:list xml:id="list565415104" text:style-name="L2">
        <text:list-item>
          <text:p text:style-name="P16"><text:span text:style-name="None"><text:span text:style-name="T35">Lead team authoring software connecting hospital ERP and medical equipment purchasing systems to GHX</text:span></text:span><text:span text:style-name="None"><text:span text:style-name="T33">.</text:span></text:span></text:p>
        </text:list-item>
        <text:list-item>
          <text:p text:style-name="P17"><text:span text:style-name="None"><text:span text:style-name="T35">Used AWS EC2, SQS, S3, and Lambdas, Java, Oracle.</text:span></text:span></text:p>
        </text:list-item>
        <text:list-item>
          <text:p text:style-name="P17"><text:soft-page-break/><text:span text:style-name="None"><text:span text:style-name="T35">Web Services, FTP, sFTP, HTTP(S), JSON serialization/deserialization, SQL.</text:span></text:span></text:p>
        </text:list-item>
        <text:list-item>
          <text:p text:style-name="P17"><text:span text:style-name="None"><text:span text:style-name="T35">Deployed in 100’s of customer data centers, two week release cadence w/ prod deploy.</text:span></text:span></text:p>
        </text:list-item>
      </text:list>
      <text:p text:style-name="P5"><text:span text:style-name="None"><text:span text:style-name="T33"/></text:span></text:p>
      <text:h text:style-name="P24" text:outline-level="3"><text:span text:style-name="None"><text:span text:style-name="T31">2020 – 5/2022 Software Developer, PayPal w/ TCS</text:span></text:span></text:h>
      <text:list xml:id="list174733652704476" text:continue-numbering="true" text:style-name="L2">
        <text:list-item>
          <text:p text:style-name="P18"><text:span text:style-name="None"><text:span text:style-name="T33">Implemented direct deposit signup services in Spring Boot.</text:span></text:span></text:p>
        </text:list-item>
        <text:list-item>
          <text:p text:style-name="P18"><text:span text:style-name="None"><text:span text:style-name="T33">Implemented account bank migrations, bank change, for all PayPal accounts in Spring Batch.</text:span></text:span></text:p>
        </text:list-item>
      </text:list>
      <text:h text:style-name="P24" text:outline-level="3"><text:span text:style-name="None"><text:span text:style-name="T33">Maintained and implemented feature enhancements to a batch merchan</text:span></text:span><text:span text:style-name="None"><text:span text:style-name="T34">t</text:span></text:span><text:span text:style-name="None"><text:span text:style-name="T33"> report generation system.</text:span></text:span></text:h>
      <text:p text:style-name="P7"><text:span text:style-name="None"><text:span text:style-name="T33"/></text:span></text:p>
      <text:h text:style-name="P24" text:outline-level="3"><text:span text:style-name="None"><text:span text:style-name="T30">1</text:span></text:span><text:span text:style-name="None"><text:span text:style-name="T24">/1</text:span></text:span><text:span text:style-name="None"><text:span text:style-name="T25">0</text:span></text:span><text:span text:style-name="None"><text:span text:style-name="T24">/201</text:span></text:span><text:span text:style-name="None"><text:span text:style-name="T30">9</text:span></text:span><text:span text:style-name="None"><text:span text:style-name="T24">-</text:span></text:span><text:span text:style-name="None"><text:span text:style-name="T30">10</text:span></text:span><text:span text:style-name="None"><text:span text:style-name="T21">/1/</text:span></text:span><text:span text:style-name="None"><text:span text:style-name="T24">201</text:span></text:span><text:span text:style-name="None"><text:span text:style-name="T30">9</text:span></text:span><text:span text:style-name="None"><text:span text:style-name="T21"> Software Engineer</text:span></text:span><text:span text:style-name="None"><text:span text:style-name="T24">, </text:span></text:span><text:span text:style-name="None"><text:span text:style-name="T25">Arris/</text:span></text:span><text:span text:style-name="None"><text:span text:style-name="T24">Com</text:span></text:span><text:span text:style-name="None"><text:span text:style-name="T30">mscope</text:span></text:span></text:h>
      <text:list xml:id="list3960071165" text:style-name="WW8Num1">
        <text:list-item>
          <text:list>
            <text:list-item>
              <text:p text:style-name="P10"><text:span text:style-name="T36">Updated the video catalog and merchandising backend originally authored by Motorola for Bouygues Telecom, France</text:span><text:span text:style-name="T42">.</text:span></text:p>
            </text:list-item>
            <text:list-item>
              <text:p text:style-name="P11"><text:span text:style-name="T43">Java EE, Wild</text:span><text:span text:style-name="T37">F</text:span><text:span text:style-name="T43">ly, Glass</text:span><text:span text:style-name="T37">F</text:span><text:span text:style-name="T43">ish, Web</text:span><text:span text:style-name="T37">S</text:span><text:span text:style-name="T43">phere, REST, Wiremock, Mockito, Postman, Wireshark.</text:span></text:p>
            </text:list-item>
          </text:list>
        </text:list-item>
      </text:list>
      <text:p text:style-name="P3"/>
      <text:h text:style-name="P25" text:outline-level="3"><text:span text:style-name="None"><text:span text:style-name="T21">1</text:span></text:span><text:span text:style-name="None"><text:span text:style-name="T24">/1/201</text:span></text:span><text:span text:style-name="None"><text:span text:style-name="T21">8</text:span></text:span><text:span text:style-name="None"><text:span text:style-name="T24">-</text:span></text:span><text:span text:style-name="None"><text:span text:style-name="T21">4/1/</text:span></text:span><text:span text:style-name="None"><text:span text:style-name="T24">201</text:span></text:span><text:span text:style-name="None"><text:span text:style-name="T21">8 Software Engineer</text:span></text:span><text:span text:style-name="None"><text:span text:style-name="T24">, Comcast, Corp.</text:span></text:span></text:h>
      <text:list xml:id="list174733832245946" text:continue-numbering="true" text:style-name="WW8Num1">
        <text:list-item>
          <text:list>
            <text:list-item>
              <text:p text:style-name="P12"><text:span text:style-name="T1">Updated one Java system to Docker/Kubernetes,</text:span><text:span text:style-name="T40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38">1/4/2016-12/31/2017 Software Engineer</text:span></text:span><text:span text:style-name="None"><text:span text:style-name="T39">, Charter Communications.</text:span></text:span></text:h>
      <text:list xml:id="list174733249680673" text:continue-numbering="true" text:style-name="WW8Num1">
        <text:list-item>
          <text:list>
            <text:list-item>
              <text:p text:style-name="P9"><text:span text:style-name="T1">Maintained 100+ Java micro-services, added new micro-services all in</text:span><text:span text:style-name="T8"> Amazon Web Services</text:span><text:span text:style-name="T1">.</text:span></text:p>
            </text:list-item>
            <text:list-item>
              <text:p text:style-name="P9"><text:span text:style-name="T41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20">9/1/2014-2015 Software Engineer</text:span></text:span><text:span text:style-name="None"><text:span text:style-name="T19">, Comcast, Corp.</text:span></text:span></text:h>
      <text:list xml:id="list174734580062760" text:continue-numbering="true" text:style-name="WW8Num1">
        <text:list-item>
          <text:list>
            <text:list-item>
              <text:p text:style-name="P9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9">2</text:span></text:span><text:span text:style-name="None"><text:span text:style-name="T20">/1/2014-5/1/2014 Software Engineer</text:span></text:span><text:span text:style-name="None"><text:span text:style-name="T19">, Tendril, Inc.</text:span></text:span></text:h>
      <text:list xml:id="list174734580854831" text:continue-numbering="true" text:style-name="WW8Num1">
        <text:list-item>
          <text:list>
            <text:list-item>
              <text:p text:style-name="P9"><text:span text:style-name="None"><text:span text:style-name="T27">Back-end dev-ops programmer on SOA Finagle+Protobuf+Cloud Java/Scala micro-services</text:span></text:span><text:span text:style-name="None"><text:span text:style-name="T26">.</text:span></text:span></text:p>
            </text:list-item>
            <text:list-item>
              <text:p text:style-name="P9"><text:span text:style-name="None"><text:span text:style-name="T27">Atlassian, Cucumber BDD, PostgreSQL, Hadoop, Hibernate, Scala, Intelli-J IDEA, Git</text:span></text:span><text:span text:style-name="None"><text:span text:style-name="T26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20">2/1/2010-12/31/2013 Senior Software Engineer, JDA Software Group, Inc. which merged with RedPrairie, Corp. formerly StorePerform, Inc.</text:span></text:span></text:h>
      <text:list xml:id="list174735236130164" text:continue-numbering="true" text:style-name="WW8Num1">
        <text:list-item>
          <text:list>
            <text:list-item>
              <text:p text:style-name="P9"><text:span text:style-name="None"><text:span text:style-name="T27">Project Lead for integration of iOS, Android mobile task system with legacy web-based system</text:span></text:span></text:p>
            </text:list-item>
            <text:list-item>
              <text:p text:style-name="P9"><text:span text:style-name="None"><text:span text:style-name="T27">Tasks roughly are E-mail messages enhanced for distributing and tracking business actions.</text:span></text:span></text:p>
            </text:list-item>
            <text:list-item>
              <text:p text:style-name="P9"><text:span text:style-name="None"><text:span text:style-name="T27">Customers included Fortune-500 companies. Scalability, performance were significant.</text:span></text:span></text:p>
            </text:list-item>
            <text:list-item>
              <text:p text:style-name="P9"><text:span text:style-name="None"><text:span text:style-name="T27">Technologies: OSGi, Gradle, Git, and Sql Server, Git, Mercurial, Subversion, CVS</text:span></text:span><text:span text:style-name="None"><text:span text:style-name="T26">.</text:span></text:span></text:p>
            </text:list-item>
            <text:list-item>
              <text:p text:style-name="P9"><text:soft-page-break/><text:span text:style-name="None"><text:span text:style-name="T27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20">2008-2009 Independent Software Development Consultant &amp; Sun Java Consultant</text:span></text:span></text:h>
      <text:list xml:id="list174735230310337" text:continue-numbering="true" text:style-name="WW8Num1">
        <text:list-item>
          <text:list>
            <text:list-item>
              <text:p text:style-name="P9"><text:span text:style-name="None"><text:span text:style-name="T27">Extended and maintained a JEE merchandise inventory system with MySQL DB, Java, Spring</text:span></text:span><text:span text:style-name="None"><text:span text:style-name="T26">.</text:span></text:span></text:p>
            </text:list-item>
            <text:list-item>
              <text:p text:style-name="P9"><text:span text:style-name="None"><text:span text:style-name="T27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20">2007 Chief Operation Officer, Evolution Hosting, Inc.</text:span></text:span></text:h>
      <text:list xml:id="list174733191767828" text:continue-numbering="true" text:style-name="WW8Num1">
        <text:list-item>
          <text:list>
            <text:list-item>
              <text:p text:style-name="P9"><text:span text:style-name="None"><text:span text:style-name="T27">Viawest data center Linux servers for J2EE applications with Java management software, Java, Linux, VMware, Zen, Amazon Web Services</text:span></text:span><text:span text:style-name="None"><text:span text:style-name="T26">.</text:span></text:span></text:p>
            </text:list-item>
            <text:list-item>
              <text:p text:style-name="P9"><text:span text:style-name="None"><text:span text:style-name="T27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20">2004-2007 Independent Software Development Consultant &amp; Sun Java Consultant</text:span></text:span></text:h>
      <text:list xml:id="list174735022337719" text:continue-numbering="true" text:style-name="WW8Num1">
        <text:list-item>
          <text:list>
            <text:list-item>
              <text:p text:style-name="P9"><text:span text:style-name="None"><text:span text:style-name="T27">Created NIO client with could reach 100 Mb/s scale message rates.</text:span></text:span></text:p>
            </text:list-item>
            <text:list-item>
              <text:p text:style-name="P9"><text:span text:style-name="None"><text:span text:style-name="T27">Created new web sites, Java</text:span></text:span><text:span text:style-name="None"><text:span text:style-name="T26">.</text:span></text:span></text:p>
            </text:list-item>
            <text:list-item>
              <text:p text:style-name="P9"><text:span text:style-name="None"><text:span text:style-name="T27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20">2002-2004 Senior Software Architect</text:span></text:span><text:span text:style-name="None"><text:span text:style-name="T22">, Packexpo, Inc.</text:span></text:span></text:h>
      <text:list xml:id="list174734370305825" text:continue-numbering="true" text:style-name="WW8Num1">
        <text:list-item>
          <text:list>
            <text:list-item>
              <text:p text:style-name="P9"><text:span text:style-name="None"><text:span text:style-name="T27">Created a reporting systems for packaging advertising services.</text:span></text:span></text:p>
            </text:list-item>
            <text:list-item>
              <text:p text:style-name="P9"><text:span text:style-name="None"><text:span text:style-name="T27">Maintained packaging advertising web site.</text:span></text:span></text:p>
            </text:list-item>
            <text:list-item>
              <text:p text:style-name="P9"><text:span text:style-name="None"><text:span text:style-name="T27">Technologies: JBoss, Linux, MySQL, Intelli-J, BeanShell, JSP, Lzop'ed data stream for large DB backups over NFS mounts, Java, Groovy</text:span></text:span><text:span text:style-name="None"><text:span text:style-name="T26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23">1999-2002 Java Consultant</text:span></text:span><text:span text:style-name="None"><text:span text:style-name="T20">, Sun Java Center, Sun Microsystems, Inc.</text:span></text:span></text:h>
      <text:list xml:id="list174734270445753" text:continue-numbering="true" text:style-name="WW8Num1">
        <text:list-item>
          <text:list>
            <text:list-item>
              <text:p text:style-name="P9"><text:span text:style-name="None"><text:span text:style-name="T27">Represented Sun for RUP, UP, SunTone, OOA&amp;D mentoring and J2EE coding, Java, SCCS, Teamware, RCS, Solaris, Java</text:span></text:span><text:span text:style-name="None"><text:span text:style-name="T26">.</text:span></text:span></text:p>
            </text:list-item>
            <text:list-item>
              <text:p text:style-name="P9"><text:span text:style-name="None"><text:span text:style-name="T28">Consulted at Citigroup, Vanguard Fiduciary Trust, Credit Suisse.</text:span></text:span></text:p>
            </text:list-item>
            <text:list-item>
              <text:p text:style-name="P9"><text:span text:style-name="None"><text:span text:style-name="T27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20">1998-1999 Java Developer, Sun Educational Services, Sun Microsystems, Inc.</text:span></text:span></text:h>
      <text:list xml:id="list174734323359314" text:continue-numbering="true" text:style-name="WW8Num1">
        <text:list-item>
          <text:list>
            <text:list-item>
              <text:p text:style-name="P9"><text:span text:style-name="None"><text:span text:style-name="T27">Created web-based and Swing computer assisted training systems.</text:span></text:span></text:p>
            </text:list-item>
            <text:list-item>
              <text:p text:style-name="P9"><text:span text:style-name="None"><text:span text:style-name="T27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9">Education, Certifications, Patents</text:span></text:span></text:h>
      <text:list xml:id="list174733733221916" text:continue-numbering="true" text:style-name="WW8Num1">
        <text:list-item>
          <text:list>
            <text:list-item>
              <text:p text:style-name="P9"><text:span text:style-name="None"><text:span text:style-name="T27">Sun Certified Java Developer</text:span></text:span></text:p>
            </text:list-item>
            <text:list-item>
              <text:p text:style-name="P9"><text:span text:style-name="None"><text:span text:style-name="T27">Sun Certified Java Programmer</text:span></text:span></text:p>
            </text:list-item>
            <text:list-item>
              <text:p text:style-name="P9"><text:soft-page-break/><text:span text:style-name="None"><text:span text:style-name="T16">Patent:</text:span></text:span><text:span text:style-name="None"><text:span text:style-name="T15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5"> </text:span></text:span><text:span text:style-name="None"><text:span text:style-name="T16">Search engine interface and method of controlling client searches</text:span></text:span></text:p>
            </text:list-item>
            <text:list-item>
              <text:p text:style-name="P9"><text:span text:style-name="None"><text:span text:style-name="T27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3-02-27T17:47:32.311514086</dc:date>
    <meta:editing-duration>PT1H8M39S</meta:editing-duration>
    <meta:editing-cycles>29</meta:editing-cycles>
    <dc:creator>Tiffany Timbric</dc:creator>
    <meta:document-statistic meta:table-count="0" meta:image-count="0" meta:object-count="0" meta:page-count="4" meta:paragraph-count="73" meta:word-count="798" meta:character-count="5870" meta:non-whitespace-character-count="5187"/>
  </office:meta>
</office:document-meta>
</file>